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Baltica" svg:font-family="Baltica, 'Times New Roman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117cm" fo:margin-left="-0.067cm" table:align="left" style:writing-mode="lr-tb"/>
    </style:style>
    <style:style style:name="Table1.A" style:family="table-column">
      <style:table-column-properties style:column-width="8.154cm"/>
    </style:style>
    <style:style style:name="Table1.B" style:family="table-column">
      <style:table-column-properties style:column-width="7.96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3" style:family="table-row">
      <style:table-row-properties style:min-row-height="0.33cm" style:keep-together="true" fo:keep-together="auto"/>
    </style:style>
    <style:style style:name="Table2" style:family="table">
      <style:table-properties style:width="16.117cm" fo:margin-left="-0.067cm" table:align="left" style:writing-mode="lr-tb"/>
    </style:style>
    <style:style style:name="Table2.A" style:family="table-column">
      <style:table-column-properties style:column-width="8.154cm"/>
    </style:style>
    <style:style style:name="Table2.B" style:family="table-column">
      <style:table-column-properties style:column-width="7.9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P12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language="en" fo:country="US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language="en" fo:country="US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Arial" fo:font-size="10pt" fo:language="ru" fo:country="RU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9" style:family="paragraph" style:parent-style-name="Standard" style:master-page-name="Standard">
      <style:paragraph-properties fo:margin-left="0cm" fo:margin-right="0cm" fo:text-align="center" style:justify-single-word="false" fo:text-indent="-2.54cm" style:auto-text-indent="false" style:page-number="auto"/>
      <style:text-properties fo:font-size="10pt" style:font-size-asian="10pt" style:font-size-complex="10pt"/>
    </style:style>
    <style:style style:name="T1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language="en" fo:country="US" style:font-size-asian="10pt" style:font-name-complex="Arial" style:font-size-complex="10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style:font-name="Arial" fo:font-size="10pt" fo:language="en" fo:country="US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T12" style:family="text">
      <style:text-properties style:font-name="Arial" fo:font-size="10pt" fo:language="en" fo:country="US" fo:font-weight="normal" style:font-name-asian="Symbol" style:font-size-asian="10pt" style:language-asian="ru" style:country-asian="RU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fo:language="en" fo:country="US" fo:font-weight="normal" style:font-name-asian="Symbol" style:font-size-asian="10pt" style:language-asian="none" style:country-asian="none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language="en" fo:country="US" fo:font-weight="normal" style:font-size-asian="10pt" style:language-asian="none" style:country-asian="none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style:font-size-asian="10pt" style:font-name-complex="Arial" style:font-size-complex="10pt"/>
    </style:style>
    <style:style style:name="T16" style:family="text">
      <style:text-properties style:font-name="Arial" fo:font-size="10pt" fo:language="ru" fo:country="RU" style:font-size-asian="10pt" style:font-name-complex="Arial" style:font-size-complex="10pt"/>
    </style:style>
    <style:style style:name="T17" style:family="text">
      <style:text-properties style:font-name="Arial" fo:font-size="10pt" fo:language="ru" fo:country="RU" fo:font-weight="normal" style:font-name-asian="Symbol" style:font-size-asian="10pt" style:language-asian="ru" style:country-asian="RU" style:font-weight-asian="normal" style:font-name-complex="Arial" style:font-size-complex="10pt" style:font-weight-complex="normal"/>
    </style:style>
    <style:style style:name="T18" style:family="text">
      <style:text-properties style:text-position="super 58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9" style:family="text">
      <style:text-properties style:text-position="super 58%" style:font-name="Arial" fo:font-size="10pt" fo:language="en" fo:country="US" style:font-size-asian="10pt" style:font-name-complex="Arial" style:font-size-complex="10pt"/>
    </style:style>
    <style:style style:name="T20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1" style:family="text">
      <style:text-properties style:font-name="Symbol" fo:font-size="10pt" fo:language="en" fo:country="US" style:font-size-asian="10pt" style:font-name-complex="Symbol" style:font-size-complex="10pt"/>
    </style:style>
    <style:style style:name="T22" style:family="text">
      <style:text-properties style:font-name="Symbol" fo:font-size="10pt" fo:language="en" fo:country="US" style:font-name-asian="Symbol" style:font-size-asian="10pt" style:font-name-complex="Symbol" style:font-size-complex="10pt"/>
    </style:style>
    <style:style style:name="T23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24" style:family="text">
      <style:text-properties style:text-position="sub 58%" style:font-name="Arial" fo:font-size="10pt" fo:language="en" fo:country="US" fo:font-weight="normal" style:font-name-asian="Symbol" style:font-size-asian="10pt" style:language-asian="ru" style:country-asian="RU" style:font-weight-asian="normal" style:font-name-complex="Arial" style:font-size-complex="10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phics1" text:anchor-type="as-char" svg:width="19.994cm" svg:height="3.325cm" draw:z-index="0"><draw:image xlink:href="Pictures/20000367000675C0000113207151B783.wmf" xlink:type="simple" xlink:show="embed" xlink:actuate="onLoad"/></draw:frame></text:p>
      <text:p text:style-name="P3">CALIBRATION CERTIFICATE</text:p>
      <text:p text:style-name="P15"><text:span text:style-name="T3">Date of calibration </text:span><text:span text:style-name="T4">$date$</text:span></text:p>
      <text:p text:style-name="P5"/>
      <text:p text:style-name="Standard"><text:span text:style-name="T3">Type </text:span><text:span text:style-name="T6">BDKN-02 detection unit</text:span></text:p>
      <text:p text:style-name="P7"/>
      <text:p text:style-name="P4"/>
      <text:p text:style-name="Standard"><text:span text:style-name="T3">S/N </text:span><text:span text:style-name="T5">$bd_num$</text:span></text:p>
      <text:p text:style-name="P6"/>
      <text:p text:style-name="P8"/>
      <text:p text:style-name="P8">Measurement limits: </text:p>
      <text:p text:style-name="Standard"><text:span text:style-name="T7">Detection unit BDKN-02:<text:tab/></text:span><text:span text:style-name="T5">Flux density: n 0.1 – 10</text:span><text:span text:style-name="T18">4</text:span><text:span text:style-name="T5"> s</text:span><text:span text:style-name="T18">-1</text:span><text:span text:style-name="T20"></text:span><text:span text:style-name="T5">cm</text:span><text:span text:style-name="T18">-2</text:span><text:span text:style-name="T5">;</text:span></text:p>
      <text:p text:style-name="Standard"><text:span text:style-name="T9"><text:tab/><text:tab/><text:tab/><text:tab/></text:span><text:span text:style-name="T5">Dose rate: n 0.1 </text:span><text:span text:style-name="T20"></text:span><text:span text:style-name="T5">Sv/h – 10 mSv/h</text:span></text:p>
      <text:p text:style-name="P6"/>
      <text:p text:style-name="P8"/>
      <text:p text:style-name="P8">Measurement error:</text:p>
      <text:p text:style-name="Standard"><text:span text:style-name="T7">Detection unit BDKN-02:<text:tab/></text:span><text:span text:style-name="T2"> </text:span><text:span text:style-name="T6">± 20 %</text:span></text:p>
      <text:p text:style-name="P12"/>
      <text:p text:style-name="P11"/>
      <text:p text:style-name="P8">Operating conditions:</text:p>
      <text:p text:style-name="P8"/>
      <text:p text:style-name="P8">Air temperature<text:tab/><text:tab/><text:tab/><text:tab/>+21°C</text:p>
      <text:p text:style-name="P8">Atmospheric pressure<text:tab/><text:tab/><text:tab/>101 kPa</text:p>
      <text:p text:style-name="P8">Relative humidity<text:tab/><text:tab/><text:tab/>65 %</text:p>
      <text:p text:style-name="P8"/>
      <text:p text:style-name="P8"/>
      <text:p text:style-name="P9">The detection unit is calibrated with collimated beams of neutrons on the standard facility UPN-AT140</text:p>
      <text:p text:style-name="P16"><text:span text:style-name="T11">№ </text:span><text:span text:style-name="T3">001 with the set of Pu - </text:span><text:span text:style-name="T21"></text:span><text:span text:style-name="T3"> - Be neutron radiation sources (certificates of Compliance</text:span><text:span text:style-name="T11">№ </text:span><text:span text:style-name="T3">210-1508/18 issued by VNIIM, St. Petersburg, Russia), error of ± 5 %.</text:span></text:p>
      <text:p text:style-name="P9"/>
      <text:p text:style-name="P9"/>
      <text:p text:style-name="P3">Calibration data</text:p>
      <text:p text:style-name="P3"/>
      <text:p text:style-name="P3"/>
      <text:p text:style-name="P13">Detection unit BDKN-02 (n)</text:p>
      <text:p text:style-name="P14"/>
      <text:p text:style-name="P17">Flux density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Conventionally true value (CTV) of flux density, </text:p>
            <text:p text:style-name="P2"><text:span text:style-name="T22"></text:span><text:span text:style-name="T23">oi</text:span><text:span text:style-name="T3">, 1/cm</text:span><text:span text:style-name="T19">2</text:span><text:span text:style-name="T21"></text:span><text:span text:style-name="T3">s</text:span></text:p>
          </table:table-cell>
          <table:table-cell table:style-name="Table1.B1" office:value-type="string">
            <text:p text:style-name="P10">Calibration data,</text:p>
            <text:p text:style-name="P1"><text:span text:style-name="T22"></text:span><text:span text:style-name="T23">i</text:span><text:span text:style-name="T3">, 1/cm</text:span><text:span text:style-name="T19">2</text:span><text:span text:style-name="T21"></text:span><text:span text:style-name="T3">s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5">101</text:span><text:span text:style-name="T3">9</text:span></text:p>
          </table:table-cell>
          <table:table-cell table:style-name="Table1.B2" office:value-type="string">
            <text:p text:style-name="P10">$k1$</text:p>
          </table:table-cell>
        </table:table-row>
        <table:table-row table:style-name="Table1.3">
          <table:table-cell table:style-name="Table1.A2" office:value-type="string">
            <text:p text:style-name="P10">235</text:p>
          </table:table-cell>
          <table:table-cell table:style-name="Table1.B2" office:value-type="string">
            <text:p text:style-name="P10">$k2$</text:p>
          </table:table-cell>
        </table:table-row>
        <table:table-row table:style-name="Table1.1">
          <table:table-cell table:style-name="Table1.A2" office:value-type="string">
            <text:p text:style-name="P2"><text:span text:style-name="T15">5</text:span><text:span text:style-name="T3">7.0</text:span></text:p>
          </table:table-cell>
          <table:table-cell table:style-name="Table1.B2" office:value-type="string">
            <text:p text:style-name="P10">$k3$</text:p>
          </table:table-cell>
        </table:table-row>
        <table:table-row table:style-name="Table1.1">
          <table:table-cell table:style-name="Table1.A2" office:value-type="string">
            <text:p text:style-name="P2"><text:span text:style-name="T15">5</text:span><text:span text:style-name="T3">.</text:span><text:span text:style-name="T15">9</text:span><text:span text:style-name="T3">0</text:span></text:p>
          </table:table-cell>
          <table:table-cell table:style-name="Table1.B2" office:value-type="string">
            <text:p text:style-name="P10"><text:span text:style-name="T3">$k4$</text:span></text:p>
          </table:table-cell>
        </table:table-row>
      </table:table>
      <text:p text:style-name="P1"/>
      <text:p text:style-name="P18">Dose rat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Conventionally true value (CTV) of dose rate, </text:p>
            <text:p text:style-name="P2"><text:span text:style-name="T12">H</text:span><text:span text:style-name="T24">0</text:span><text:span text:style-name="T17">*(10)</text:span><text:span text:style-name="T13">,</text:span><text:span text:style-name="T12"> µSv/h</text:span></text:p>
          </table:table-cell>
          <table:table-cell table:style-name="Table2.B1" office:value-type="string">
            <text:p text:style-name="P10">Calibration data,</text:p>
            <text:p text:style-name="P1"><text:span text:style-name="T12">H</text:span><text:span text:style-name="T17">*(10)</text:span><text:span text:style-name="T14">, µSv/h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1</text:span><text:span text:style-name="T15">43</text:span><text:span text:style-name="T3">4</text:span></text:p>
          </table:table-cell>
          <table:table-cell table:style-name="Table2.B1" office:value-type="string">
            <text:p text:style-name="P10">$k5$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Calibrated by: <text:s text:c="22"/>V. Pisarenko <text:s text:c="4"/>_____________</text:p>
      <text:p text:style-name="P8"/>
      <text:p text:style-name="P8"/>
      <text:p text:style-name="P8">Technical control: <text:s text:c="16"/>N. Kurbatova <text:s text:c="3"/>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Baltica" svg:font-family="Baltica, 'Times New Roman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Заголовок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Название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Mangal1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="Arial1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94cm" fo:margin-bottom="0.86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6-02-23T09:32:00</meta:creation-date>
    <dc:date>2019-03-22T13:14:50.68</dc:date>
    <meta:print-date>2018-11-26T10:56:00</meta:print-date>
    <meta:editing-cycles>8</meta:editing-cycles>
    <meta:editing-duration>PT16M52S</meta:editing-duration>
    <meta:generator>OpenOffice/4.1.4$Win32 OpenOffice.org_project/414m5$Build-9788</meta:generator>
    <meta:document-statistic meta:table-count="2" meta:image-count="1" meta:object-count="0" meta:page-count="1" meta:paragraph-count="40" meta:word-count="162" meta:character-count="1024"/>
  </office:meta>
</office:document-meta>
</file>